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56mm"/>
    </style:style>
    <style:style style:name="co3" style:family="table-column">
      <style:table-column-properties fo:break-before="auto" style:column-width="35.38mm"/>
    </style:style>
    <style:style style:name="co4" style:family="table-column">
      <style:table-column-properties fo:break-before="auto" style:column-width="50.69mm"/>
    </style:style>
    <style:style style:name="co5" style:family="table-column">
      <style:table-column-properties fo:break-before="auto" style:column-width="48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2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45.03mm" svg:height="89.99mm" svg:x="2.52mm" svg:y="53.26mm">
            <loext:p draw:notify-on-update-of-ranges="Feuille1.C2:Feuille1.C2 Feuille1.C3:Feuille1.C8 Feuille1.D2:Feuille1.D2 Feuille1.D3:Feuille1.D8 Feuille1.E2:Feuille1.E2 Feuille1.E3:Feuille1.E8 Feuille1.F2:Feuille1.F2 Feuille1.F3:Feuille1.F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9.65mm" svg:height="87.89mm" svg:x="152.38mm" svg:y="54.19mm">
            <loext:p draw:notify-on-update-of-ranges="Feuille1.C2:Feuille1.C2 Feuille1.C3:Feuille1.C8 Feuille1.G2:Feuille1.G2 Feuille1.G3:Feuille1.G8 Feuille1.H2:Feuille1.H2 Feuille1.H3:Feuille1.H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/>
          <table:table-cell table:style-name="Default" table:number-columns-repeated="2"/>
          <table:table-cell table:style-name="ce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path</text:p>
          </table:table-cell>
          <table:table-cell table:style-name="ce1" office:value-type="string" calcext:value-type="string">
            <text:p>Native Pisces</text:p>
          </table:table-cell>
          <table:table-cell table:style-name="ce1" office:value-type="string" calcext:value-type="string">
            <text:p>Java Pisces</text:p>
          </table:table-cell>
          <table:table-cell table:style-name="ce1" office:value-type="string" calcext:value-type="string">
            <text:p>MarlinFX 0.7.5</text:p>
          </table:table-cell>
          <table:table-cell table:style-name="ce1" office:value-type="string" calcext:value-type="string">
            <text:p>Gain Marlin vs Native Pisces</text:p>
          </table:table-cell>
          <table:table-cell table:style-name="ce1" office:value-type="string" calcext:value-type="string">
            <text:p>Gain Marlin vs Java Pisces</text:p>
          </table:table-cell>
        </table:table-row>
        <table:table-row table:style-name="ro1">
          <table:table-cell/>
          <table:table-cell office:value-type="string" calcext:value-type="string">
            <text:p>10x10</text:p>
          </table:table-cell>
          <table:table-cell office:value-type="string" calcext:value-type="string">
            <text:p>Rectangle</text:p>
          </table:table-cell>
          <table:table-cell office:value-type="float" office:value="231527.768266794" calcext:value-type="float">
            <text:p>231527,77</text:p>
          </table:table-cell>
          <table:table-cell office:value-type="float" office:value="199948.264015197" calcext:value-type="float">
            <text:p>199948,26</text:p>
          </table:table-cell>
          <table:table-cell office:value-type="float" office:value="311622.134086931" calcext:value-type="float">
            <text:p>311622,13</text:p>
          </table:table-cell>
          <table:table-cell table:formula="of:=100*([.F3]/[.D3]-1)" office:value-type="float" office:value="34.5938486859346" calcext:value-type="float">
            <text:p>34,59</text:p>
          </table:table-cell>
          <table:table-cell table:formula="of:=100*([.F3]/[.E3]-1)" office:value-type="float" office:value="55.8513826672909" calcext:value-type="float">
            <text:p>55,85</text:p>
          </table:table-cell>
        </table:table-row>
        <table:table-row table:style-name="ro1">
          <table:table-cell/>
          <table:table-cell office:value-type="string" calcext:value-type="string">
            <text:p>100x100</text:p>
          </table:table-cell>
          <table:table-cell office:value-type="string" calcext:value-type="string">
            <text:p>Rectangle</text:p>
          </table:table-cell>
          <table:table-cell office:value-type="float" office:value="23055.6701196049" calcext:value-type="float">
            <text:p>23055,67</text:p>
          </table:table-cell>
          <table:table-cell office:value-type="float" office:value="16650.2219044233" calcext:value-type="float">
            <text:p>16650,22</text:p>
          </table:table-cell>
          <table:table-cell office:value-type="float" office:value="29041.5514685259" calcext:value-type="float">
            <text:p>29041,55</text:p>
          </table:table-cell>
          <table:table-cell table:formula="of:=100*([.F4]/[.D4]-1)" office:value-type="float" office:value="25.9627298528662" calcext:value-type="float">
            <text:p>25,96</text:p>
          </table:table-cell>
          <table:table-cell table:formula="of:=100*([.F4]/[.E4]-1)" office:value-type="float" office:value="74.421407926165" calcext:value-type="float">
            <text:p>74,42</text:p>
          </table:table-cell>
        </table:table-row>
        <table:table-row table:style-name="ro1">
          <table:table-cell/>
          <table:table-cell office:value-type="string" calcext:value-type="string">
            <text:p>10x10</text:p>
          </table:table-cell>
          <table:table-cell office:value-type="string" calcext:value-type="string">
            <text:p>Ellipse</text:p>
          </table:table-cell>
          <table:table-cell office:value-type="float" office:value="144860.76986077" calcext:value-type="float">
            <text:p>144860,77</text:p>
          </table:table-cell>
          <table:table-cell office:value-type="float" office:value="131161.148437342" calcext:value-type="float">
            <text:p>131161,15</text:p>
          </table:table-cell>
          <table:table-cell office:value-type="float" office:value="257143.376296153" calcext:value-type="float">
            <text:p>257143,38</text:p>
          </table:table-cell>
          <table:table-cell table:formula="of:=100*([.F5]/[.D5]-1)" office:value-type="float" office:value="77.5107066898106" calcext:value-type="float">
            <text:p>77,51</text:p>
          </table:table-cell>
          <table:table-cell table:formula="of:=100*([.F5]/[.E5]-1)" office:value-type="float" office:value="96.0514827445217" calcext:value-type="float">
            <text:p>96,05</text:p>
          </table:table-cell>
        </table:table-row>
        <table:table-row table:style-name="ro1">
          <table:table-cell/>
          <table:table-cell office:value-type="string" calcext:value-type="string">
            <text:p>100x100</text:p>
          </table:table-cell>
          <table:table-cell office:value-type="string" calcext:value-type="string">
            <text:p>Ellipse</text:p>
          </table:table-cell>
          <table:table-cell office:value-type="float" office:value="17499.3697201558" calcext:value-type="float">
            <text:p>17499,37</text:p>
          </table:table-cell>
          <table:table-cell office:value-type="float" office:value="13720.6076908627" calcext:value-type="float">
            <text:p>13720,61</text:p>
          </table:table-cell>
          <table:table-cell office:value-type="float" office:value="23046.9253577414" calcext:value-type="float">
            <text:p>23046,93</text:p>
          </table:table-cell>
          <table:table-cell table:formula="of:=100*([.F6]/[.D6]-1)" office:value-type="float" office:value="31.7014596885508" calcext:value-type="float">
            <text:p>31,70</text:p>
          </table:table-cell>
          <table:table-cell table:formula="of:=100*([.F6]/[.E6]-1)" office:value-type="float" office:value="67.9730656032799" calcext:value-type="float">
            <text:p>67,97</text:p>
          </table:table-cell>
        </table:table-row>
        <table:table-row table:style-name="ro1">
          <table:table-cell/>
          <table:table-cell office:value-type="string" calcext:value-type="string">
            <text:p>100x100</text:p>
          </table:table-cell>
          <table:table-cell office:value-type="string" calcext:value-type="string">
            <text:p>Cubics</text:p>
          </table:table-cell>
          <table:table-cell office:value-type="float" office:value="10956.0301406939" calcext:value-type="float">
            <text:p>10956,03</text:p>
          </table:table-cell>
          <table:table-cell office:value-type="float" office:value="9409.67012742803" calcext:value-type="float">
            <text:p>9409,67</text:p>
          </table:table-cell>
          <table:table-cell office:value-type="float" office:value="17625.9453916165" calcext:value-type="float">
            <text:p>17625,95</text:p>
          </table:table-cell>
          <table:table-cell table:formula="of:=100*([.F7]/[.D7]-1)" office:value-type="float" office:value="60.8789421466492" calcext:value-type="float">
            <text:p>60,88</text:p>
          </table:table-cell>
          <table:table-cell table:formula="of:=100*([.F7]/[.E7]-1)" office:value-type="float" office:value="87.317357069075" calcext:value-type="float">
            <text:p>87,32</text:p>
          </table:table-cell>
        </table:table-row>
        <table:table-row table:style-name="ro1">
          <table:table-cell/>
          <table:table-cell office:value-type="string" calcext:value-type="string">
            <text:p>100x100</text:p>
          </table:table-cell>
          <table:table-cell office:value-type="string" calcext:value-type="string">
            <text:p>Quads</text:p>
          </table:table-cell>
          <table:table-cell office:value-type="float" office:value="21981.477406837" calcext:value-type="float">
            <text:p>21981,48</text:p>
          </table:table-cell>
          <table:table-cell office:value-type="float" office:value="17093.2702713536" calcext:value-type="float">
            <text:p>17093,27</text:p>
          </table:table-cell>
          <table:table-cell office:value-type="float" office:value="26573.4181774523" calcext:value-type="float">
            <text:p>26573,42</text:p>
          </table:table-cell>
          <table:table-cell table:formula="of:=100*([.F8]/[.D8]-1)" office:value-type="float" office:value="20.8900461312354" calcext:value-type="float">
            <text:p>20,89</text:p>
          </table:table-cell>
          <table:table-cell table:formula="of:=100*([.F8]/[.E8]-1)" office:value-type="float" office:value="55.4612883058802" calcext:value-type="float">
            <text:p>55,46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4" office:value-type="string" calcext:value-type="string">
            <text:p>MEAN :</text:p>
          </table:table-cell>
          <table:table-cell table:style-name="ce5" table:formula="of:=AVERAGE([.G3:.G8])" office:value-type="float" office:value="41.9229555325078" calcext:value-type="float">
            <text:p>41,92</text:p>
          </table:table-cell>
          <table:table-cell table:style-name="ce5" table:formula="of:=AVERAGE([.H3:.H8])" office:value-type="float" office:value="72.8459973860355" calcext:value-type="float">
            <text:p>72,85</text:p>
          </table:table-cell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Jdk 1,8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0:15:52.017155487</meta:creation-date>
    <dc:date>2017-09-21T10:27:44.979524565</dc:date>
    <meta:editing-duration>PT1M31S</meta:editing-duration>
    <meta:editing-cycles>1</meta:editing-cycles>
    <meta:document-statistic meta:table-count="1" meta:cell-count="53" meta:object-count="2"/>
    <meta:generator>LibreOffice/5.3.1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504cm" svg:height="9cm" xlink:href=".." xlink:type="simple" chart:class="chart:bar" chart:style-name="ch1">
        <chart:legend svg:x="1.781cm" svg:y="8.2cm" style:legend-expansion="custom" chartooo:width="12.012cm" chartooo:height="0.799cm" style:legend-expansion-aspect-ratio="15.0337922403004" chart:style-name="ch2"/>
        <chart:plot-area chart:style-name="ch3" table:cell-range-address="Feuille1.C2:Feuille1.F8" chart:data-source-has-labels="both" svg:x="0.118cm" svg:y="0.179cm" svg:width="14.093cm" svg:height="8.053cm">
          <chartooo:coordinate-region svg:x="1.946cm" svg:y="0.364cm" svg:width="12.265cm" svg:height="7.249cm"/>
          <chart:axis chart:dimension="x" chart:name="primary-x" chart:style-name="ch4" chartooo:axis-type="auto">
            <chartooo:date-scale/>
            <chart:categories table:cell-range-address="Feuille1.C3:Feuille1.C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D3:Feuille1.D8" chart:label-cell-address="Feuille1.D2:Feuille1.D2" chart:class="chart:bar">
            <chart:data-point chart:repeated="6"/>
          </chart:series>
          <chart:series chart:style-name="ch8" chart:values-cell-range-address="Feuille1.E3:Feuille1.E8" chart:label-cell-address="Feuille1.E2:Feuille1.E2" chart:class="chart:bar">
            <chart:data-point chart:repeated="6"/>
          </chart:series>
          <chart:series chart:style-name="ch9" chart:values-cell-range-address="Feuille1.F3:Feuille1.F8" chart:label-cell-address="Feuille1.F2:Feuille1.F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 Pisces</text:p>
                <draw:g>
                  <svg:desc>Feuille1.D2:Feuille1.D2</svg:desc>
                </draw:g>
              </table:table-cell>
              <table:table-cell office:value-type="string">
                <text:p>Java Pisces</text:p>
                <draw:g>
                  <svg:desc>Feuille1.E2:Feuille1.E2</svg:desc>
                </draw:g>
              </table:table-cell>
              <table:table-cell office:value-type="string">
                <text:p>MarlinFX 0.7.5</text:p>
                <draw:g>
                  <svg:desc>Feuille1.F2:Feuille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ctangle</text:p>
                <draw:g>
                  <svg:desc>Feuille1.C3:Feuille1.C8</svg:desc>
                </draw:g>
              </table:table-cell>
              <table:table-cell office:value-type="float" office:value="231527.768266794">
                <text:p>231527.768266794</text:p>
                <draw:g>
                  <svg:desc>Feuille1.D3:Feuille1.D8</svg:desc>
                </draw:g>
              </table:table-cell>
              <table:table-cell office:value-type="float" office:value="199948.264015197">
                <text:p>199948.264015197</text:p>
                <draw:g>
                  <svg:desc>Feuille1.E3:Feuille1.E8</svg:desc>
                </draw:g>
              </table:table-cell>
              <table:table-cell office:value-type="float" office:value="311622.134086931">
                <text:p>311622.134086931</text:p>
                <draw:g>
                  <svg:desc>Feuille1.F3:Feuille1.F8</svg:desc>
                </draw:g>
              </table:table-cell>
            </table:table-row>
            <table:table-row>
              <table:table-cell office:value-type="string">
                <text:p>Rectangle</text:p>
              </table:table-cell>
              <table:table-cell office:value-type="float" office:value="23055.6701196049">
                <text:p>23055.6701196049</text:p>
              </table:table-cell>
              <table:table-cell office:value-type="float" office:value="16650.2219044233">
                <text:p>16650.2219044233</text:p>
              </table:table-cell>
              <table:table-cell office:value-type="float" office:value="29041.5514685259">
                <text:p>29041.5514685259</text:p>
              </table:table-cell>
            </table:table-row>
            <table:table-row>
              <table:table-cell office:value-type="string">
                <text:p>Ellipse</text:p>
              </table:table-cell>
              <table:table-cell office:value-type="float" office:value="144860.76986077">
                <text:p>144860.76986077</text:p>
              </table:table-cell>
              <table:table-cell office:value-type="float" office:value="131161.148437342">
                <text:p>131161.148437342</text:p>
              </table:table-cell>
              <table:table-cell office:value-type="float" office:value="257143.376296153">
                <text:p>257143.376296153</text:p>
              </table:table-cell>
            </table:table-row>
            <table:table-row>
              <table:table-cell office:value-type="string">
                <text:p>Ellipse</text:p>
              </table:table-cell>
              <table:table-cell office:value-type="float" office:value="17499.3697201558">
                <text:p>17499.3697201558</text:p>
              </table:table-cell>
              <table:table-cell office:value-type="float" office:value="13720.6076908627">
                <text:p>13720.6076908627</text:p>
              </table:table-cell>
              <table:table-cell office:value-type="float" office:value="23046.9253577414">
                <text:p>23046.9253577414</text:p>
              </table:table-cell>
            </table:table-row>
            <table:table-row>
              <table:table-cell office:value-type="string">
                <text:p>Cubics</text:p>
              </table:table-cell>
              <table:table-cell office:value-type="float" office:value="10956.0301406939">
                <text:p>10956.0301406939</text:p>
              </table:table-cell>
              <table:table-cell office:value-type="float" office:value="9409.67012742803">
                <text:p>9409.67012742803</text:p>
              </table:table-cell>
              <table:table-cell office:value-type="float" office:value="17625.9453916165">
                <text:p>17625.9453916165</text:p>
              </table:table-cell>
            </table:table-row>
            <table:table-row>
              <table:table-cell office:value-type="string">
                <text:p>Quads</text:p>
              </table:table-cell>
              <table:table-cell office:value-type="float" office:value="21981.477406837">
                <text:p>21981.477406837</text:p>
              </table:table-cell>
              <table:table-cell office:value-type="float" office:value="17093.2702713536">
                <text:p>17093.2702713536</text:p>
              </table:table-cell>
              <table:table-cell office:value-type="float" office:value="26573.4181774523">
                <text:p>26573.4181774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aximum="100" chart:interval-maj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66cm" svg:height="8.79cm" xlink:href=".." xlink:type="simple" chart:class="chart:bar" chart:style-name="ch1">
        <chart:legend svg:x="2.704cm" svg:y="8.144cm" style:legend-expansion="custom" chartooo:width="9.37cm" chartooo:height="0.645cm" style:legend-expansion-aspect-ratio="14.5271317829457" chart:style-name="ch2"/>
        <chart:plot-area chart:style-name="ch3" table:cell-range-address="Feuille1.C2:Feuille1.C8 Feuille1.G2:Feuille1.H8" chart:data-source-has-labels="both" svg:x="0.018cm" svg:y="0.14cm" svg:width="12.689cm" svg:height="8.045cm">
          <chartooo:coordinate-region svg:x="1.293cm" svg:y="0.325cm" svg:width="11.414cm" svg:height="7.241cm"/>
          <chart:axis chart:dimension="x" chart:name="primary-x" chart:style-name="ch4" chartooo:axis-type="auto">
            <chartooo:date-scale/>
            <chart:categories table:cell-range-address="Feuille1.C3:Feuille1.C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G3:Feuille1.G8" chart:label-cell-address="Feuille1.G2:Feuille1.G2" chart:class="chart:bar">
            <chart:data-point chart:repeated="6"/>
          </chart:series>
          <chart:series chart:style-name="ch8" chart:values-cell-range-address="Feuille1.H3:Feuille1.H8" chart:label-cell-address="Feuille1.H2:Feuille1.H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Marlin vs Native Pisces</text:p>
                <draw:g>
                  <svg:desc>Feuille1.G2:Feuille1.G2</svg:desc>
                </draw:g>
              </table:table-cell>
              <table:table-cell office:value-type="string">
                <text:p>Gain Marlin vs Java Pisces</text:p>
                <draw:g>
                  <svg:desc>Feuille1.H2:Feuille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ctangle</text:p>
                <draw:g>
                  <svg:desc>Feuille1.C3:Feuille1.C8</svg:desc>
                </draw:g>
              </table:table-cell>
              <table:table-cell office:value-type="float" office:value="34.5938486859346">
                <text:p>34.5938486859346</text:p>
                <draw:g>
                  <svg:desc>Feuille1.G3:Feuille1.G8</svg:desc>
                </draw:g>
              </table:table-cell>
              <table:table-cell office:value-type="float" office:value="55.8513826672909">
                <text:p>55.8513826672909</text:p>
                <draw:g>
                  <svg:desc>Feuille1.H3:Feuille1.H8</svg:desc>
                </draw:g>
              </table:table-cell>
            </table:table-row>
            <table:table-row>
              <table:table-cell office:value-type="string">
                <text:p>Rectangle</text:p>
              </table:table-cell>
              <table:table-cell office:value-type="float" office:value="25.9627298528662">
                <text:p>25.9627298528662</text:p>
              </table:table-cell>
              <table:table-cell office:value-type="float" office:value="74.421407926165">
                <text:p>74.421407926165</text:p>
              </table:table-cell>
            </table:table-row>
            <table:table-row>
              <table:table-cell office:value-type="string">
                <text:p>Ellipse</text:p>
              </table:table-cell>
              <table:table-cell office:value-type="float" office:value="77.5107066898106">
                <text:p>77.5107066898106</text:p>
              </table:table-cell>
              <table:table-cell office:value-type="float" office:value="96.0514827445217">
                <text:p>96.0514827445217</text:p>
              </table:table-cell>
            </table:table-row>
            <table:table-row>
              <table:table-cell office:value-type="string">
                <text:p>Ellipse</text:p>
              </table:table-cell>
              <table:table-cell office:value-type="float" office:value="31.7014596885508">
                <text:p>31.7014596885508</text:p>
              </table:table-cell>
              <table:table-cell office:value-type="float" office:value="67.9730656032799">
                <text:p>67.9730656032799</text:p>
              </table:table-cell>
            </table:table-row>
            <table:table-row>
              <table:table-cell office:value-type="string">
                <text:p>Cubics</text:p>
              </table:table-cell>
              <table:table-cell office:value-type="float" office:value="60.8789421466492">
                <text:p>60.8789421466492</text:p>
              </table:table-cell>
              <table:table-cell office:value-type="float" office:value="87.317357069075">
                <text:p>87.317357069075</text:p>
              </table:table-cell>
            </table:table-row>
            <table:table-row>
              <table:table-cell office:value-type="string">
                <text:p>Quads</text:p>
              </table:table-cell>
              <table:table-cell office:value-type="float" office:value="20.8900461312354">
                <text:p>20.8900461312354</text:p>
              </table:table-cell>
              <table:table-cell office:value-type="float" office:value="55.4612883058802">
                <text:p>55.46128830588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